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family-generic="modern" style:font-pitch="fixed"/>
    <style:font-face style:name="Droid Sans Mono" svg:font-family="'Droid Sans Mono'" style:font-adornments="Regular" style:font-family-generic="swiss" style:font-pitch="fixed"/>
    <style:font-face style:name="Linux Libertine" svg:font-family="'Linux Libertine'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ubtitle">
      <style:paragraph-properties fo:margin-top="0cm" fo:margin-bottom="0.21cm"/>
      <style:text-properties style:font-name="Linux Libertine" fo:font-size="15pt" style:font-size-asian="15pt" style:font-size-complex="15pt"/>
    </style:style>
    <style:style style:name="P2" style:family="paragraph" style:parent-style-name="Title">
      <style:text-properties style:font-name="Linux Libertine" fo:font-size="31pt" style:font-size-asian="31pt" style:font-size-complex="31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2"/>
    <style:style style:name="P8" style:family="paragraph" style:parent-style-name="Text_20_body" style:list-style-name="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Heading_20_3">
      <style:text-properties fo:font-weight="normal" style:font-weight-asian="normal" style:font-weight-complex="normal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2911d" fo:font-style="normal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bold"/>
    </style:style>
    <style:style style:name="T7" style:family="text">
      <style:text-properties fo:color="#5881b6"/>
    </style:style>
    <style:style style:name="T8" style:family="text">
      <style:text-properties fo:color="#5881b6" fo:font-style="normal" fo:font-weight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fo:color="#629e1f"/>
    </style:style>
    <style:style style:name="T11" style:family="text">
      <style:text-properties fo:color="#629e1f" fo:font-weight="normal" style:font-weight-asian="normal" style:font-weight-complex="normal"/>
    </style:style>
    <style:style style:name="T12" style:family="text">
      <style:text-properties fo:color="#629e1f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kalch 0.03 Documentation</text:p>
      <text:p text:style-name="P1">Nicholas Tung, June 2010</text:p>
      <text:h text:style-name="Heading_20_1" text:outline-level="1">Dependencies (for building from source)</text:h>
      <text:p text:style-name="Text_20_body">Skalch has several dependencies. Instructions below are shown for <text:span text:style-name="T2">OpenSuSE</text:span>, with variables, versions, and Suse's zypper command in <text:span text:style-name="T10">green</text:span>, and versions in blue. Please replace these with their appropriate values, e.g. use <text:span text:style-name="T2">aptitude</text:span><text:span text:style-name="T3"> instead of </text:span><text:span text:style-name="T2">zypper</text:span><text:span text:style-name="T3"> if you're on Ubuntu. B</text:span>eware later versions of <text:span text:style-name="T2">Scala</text:span> may not work correctly. Replace zshrc with <text:span text:style-name="T2">bashrc</text:span><text:span text:style-name="T3"> if you're using that.</text:span></text:p>
      <text:h text:style-name="P11" text:outline-level="3">System dependencies</text:h>
      <text:p text:style-name="P3">Windows users can skip the first step, since they already have Microsoft's .NET libraries.</text:p>
      <text:list xml:id="list1247615704" text:style-name="L1">
        <text:list-item>
          <text:p text:style-name="P5">sudo <text:span text:style-name="T12">zypper install</text:span><text:span text:style-name="T10"> patterns-openSUSE-devel_mono</text:span></text:p>
        </text:list-item>
        <text:list-item>
          <text:p text:style-name="P5">sudo <text:span text:style-name="T12">zypper</text:span><text:span text:style-name="T2"> install</text:span> git mercurial python python-setuptools</text:p>
        </text:list-item>
      </text:list>
      <text:h text:style-name="Heading_20_3" text:outline-level="3">GrGen (graph transformations system)</text:h>
      <text:list xml:id="list1317345771" text:continue-numbering="true" text:style-name="L1">
        <text:list-item>
          <text:p text:style-name="P5"><text:span text:style-name="T3">cd </text:span><text:span text:style-name="T11">~/sandbox</text:span><text:span text:style-name="T3">; </text:span><text:span text:style-name="T2">hg clone</text:span> http://cobol.cs.berkeley.edu/gatoatigrado/public_repos/index.cgi/grgen</text:p>
          <text:list>
            <text:list-item>
              <text:p text:style-name="P5">(cd grgen &amp;&amp; ./make_linux.sh)</text:p>
            </text:list-item>
          </text:list>
        </text:list-item>
      </text:list>
      <text:h text:style-name="Heading_20_3" text:outline-level="3">Scala and <text:span text:style-name="T2">PATH</text:span><text:span text:style-name="T3"> setting</text:span></text:h>
      <text:list xml:id="list643247643" text:continue-numbering="true" text:style-name="L1">
        <text:list-item>
          <text:p text:style-name="P6">wget<text:span text:style-name="T3"> http://www.scala-lang.org/downloads/distrib/files/scala-2.8.0.RC2.tgz</text:span></text:p>
        </text:list-item>
        <text:list-item>
          <text:p text:style-name="P4"><text:span text:style-name="T2">tar</text:span> xzf scala-2.8.0.RC2.tgz</text:p>
        </text:list-item>
        <text:list-item>
          <text:p text:style-name="P4"><text:span text:style-name="T2">mv</text:span> scala-2.8.0.RC2 scala</text:p>
        </text:list-item>
        <text:list-item>
          <text:p text:style-name="P4">echo "export <text:span text:style-name="T2">PATH</text:span>=\$PATH:<text:span text:style-name="T10">~/sandbox</text:span>/grgen/engine-net-2/bin:<text:span text:style-name="T10">~/sandbox</text:span>/scala/bin" &gt;&gt; ~/.<text:span text:style-name="T12">zshrc</text:span></text:p>
          <text:list>
            <text:list-item>
              <text:p text:style-name="P4">source ~/.<text:span text:style-name="T10">zshrc</text:span></text:p>
            </text:list-item>
          </text:list>
        </text:list-item>
      </text:list>
      <text:h text:style-name="Heading_20_3" text:outline-level="3">Libraries for Python scripts</text:h>
      <text:list xml:id="list1144727893" text:style-name="L2">
        <text:list-item>
          <text:p text:style-name="P7">sudo <text:span text:style-name="T2">python -m easy_install</text:span> ipdb http://bitbucket.org/gatoatigrado/gatoatigrado_lib/get/tip.tar.bz2</text:p>
        </text:list-item>
      </text:list>
      <text:h text:style-name="P8" text:outline-level="1"/>
      <text:h text:style-name="P12" text:outline-level="1">Checking out the source and Building</text:h>
      <text:list xml:id="list72368391" text:style-name="L3">
        <text:list-item>
          <text:p text:style-name="P9">make clean compile</text:p>
        </text:list-item>
      </text:list>
      <text:h text:style-name="P8" text:outline-level="1"/>
      <text:h text:style-name="P12" text:outline-level="1">Developing</text:h>
      <text:list xml:id="list1972542355" text:style-name="L4">
        <text:list-item>
          <text:p text:style-name="P10">Graph transformations</text:p>
        </text:list-item>
      </text:list>
      <text:h text:style-name="P8" text:outline-level="1"/>
      <text:h text:style-name="P12" text:outline-level="1">Example graph transformations</text:h>
      <text:h text:style-name="Heading_20_3" text:outline-level="3">Set enclosing links</text:h>
      <text:p text:style-name="Text_20_body">In order to build a call graph, we want links from any node to its enclosing function.</text:p>
      <text:p text:style-name="Text_20_body">This rule uses GrGen's new recursive subpattern matching to match all subnodes in one shot (no recursive <text:span text:style-name="T2">exec</text:span><text:span text:style-name="T3"> or </text:span><text:span text:style-name="T2">negative</text:span><text:span text:style-name="T3"> statements required).</text:span></text:p>
      <text:p text:style-name="Source_20_Code_20_Box"><text:span text:style-name="Source_20_Text"><text:span text:style-name="T9">// === set enclosing function ===</text:span></text:span></text:p>
      <text:p text:style-name="Source_20_Code_20_Box"><text:span text:style-name="Source_20_Text"><text:span text:style-name="T1">rule</text:span></text:span><text:span text:style-name="Source_20_Text"> setEnclosingFunctionInitial {</text:span></text:p>
      <text:p text:style-name="Source_20_Code_20_Box"><text:span text:style-name="Source_20_Text"><text:s text:c="4"/></text:span><text:span text:style-name="Source_20_Text"><text:span text:style-name="T5">x</text:span></text:span><text:span text:style-name="Source_20_Text"><text:span text:style-name="T8">:FcnDef</text:span></text:span><text:span text:style-name="Source_20_Text"><text:span text:style-name="T5">;</text:span></text:span></text:p>
      <text:p text:style-name="Source_20_Code_20_Box"><text:span text:style-name="Source_20_Text"><text:s text:c="4"/></text:span><text:span text:style-name="Source_20_Text"><text:span text:style-name="T5">ise</text:span></text:span><text:span text:style-name="Source_20_Text"><text:span text:style-name="T8">:iteratedSetEnclosing</text:span></text:span><text:span text:style-name="Source_20_Text"><text:span text:style-name="T5">(x, x);</text:span></text:span></text:p>
      <text:p text:style-name="Source_20_Code_20_Box"><text:span text:style-name="Source_20_Text"><text:s text:c="4"/></text:span><text:span text:style-name="Source_20_Text"><text:span text:style-name="T6">modify</text:span></text:span><text:span text:style-name="Source_20_Text"><text:span text:style-name="T5"> { ise(); }</text:span></text:span></text:p>
      <text:p text:style-name="Source_20_Code_20_Box"><text:span text:style-name="Source_20_Text">}</text:span></text:p>
      <text:p text:style-name="Source_20_Code_20_Box"><text:span text:style-name="Source_20_Text"/></text:p>
      <text:p text:style-name="Source_20_Code_20_Box"><text:span text:style-name="Source_20_Text"><text:span text:style-name="T1">pattern</text:span></text:span><text:span text:style-name="Source_20_Text"> iteratedSetEnclosing(x</text:span><text:span text:style-name="Source_20_Text"><text:span text:style-name="T7">:ScAstNode</text:span></text:span><text:span text:style-name="Source_20_Text">, fcn</text:span><text:span text:style-name="Source_20_Text"><text:span text:style-name="T7">:FcnDef</text:span></text:span><text:span text:style-name="Source_20_Text">) {</text:span></text:p>
      <text:p text:style-name="Source_20_Code_20_Box"><text:span text:style-name="Source_20_Text"><text:s text:c="4"/></text:span><text:span text:style-name="Source_20_Text"><text:span text:style-name="T5">hom(x, fcn);</text:span></text:span></text:p>
      <text:p text:style-name="Source_20_Code_20_Box"><text:span text:style-name="Source_20_Text"><text:s text:c="4"/></text:span><text:span text:style-name="Source_20_Text"><text:span text:style-name="T6">iterated</text:span></text:span><text:span text:style-name="Source_20_Text"><text:span text:style-name="T5"> {</text:span></text:span></text:p>
      <text:p text:style-name="Source_20_Code_20_Box"><text:span text:style-name="Source_20_Text"><text:s text:c="8"/></text:span><text:span text:style-name="Source_20_Text"><text:span text:style-name="T5">x </text:span></text:span><text:span text:style-name="Source_20_Text"><text:span text:style-name="T4">-:Subtree-&gt;</text:span></text:span><text:span text:style-name="Source_20_Text"><text:span text:style-name="T5"> y</text:span></text:span><text:span text:style-name="Source_20_Text"><text:span text:style-name="T8">:ScAstNode</text:span></text:span><text:span text:style-name="Source_20_Text"><text:span text:style-name="T5">;</text:span></text:span></text:p>
      <text:p text:style-name="Source_20_Code_20_Box"><text:span text:style-name="Source_20_Text"><text:s text:c="8"/></text:span><text:span text:style-name="Source_20_Text"><text:span text:style-name="T5">ise</text:span></text:span><text:span text:style-name="Source_20_Text"><text:span text:style-name="T8">:iteratedSetEnclosing</text:span></text:span><text:span text:style-name="Source_20_Text"><text:span text:style-name="T5">(y, fcn);</text:span></text:span></text:p>
      <text:p text:style-name="Source_20_Code_20_Box"><text:span text:style-name="Source_20_Text"><text:s text:c="8"/></text:span><text:span text:style-name="Source_20_Text"><text:span text:style-name="T6">modify</text:span></text:span><text:span text:style-name="Source_20_Text"><text:span text:style-name="T5"> { ise(); }</text:span></text:span></text:p>
      <text:p text:style-name="Source_20_Code_20_Box"><text:span text:style-name="Source_20_Text"><text:s text:c="4"/></text:span><text:span text:style-name="Source_20_Text"><text:span text:style-name="T5">}</text:span></text:span></text:p>
      <text:p text:style-name="Source_20_Code_20_Box"><text:span text:style-name="Source_20_Text"><text:s text:c="4"/></text:span><text:span text:style-name="Source_20_Text"><text:span text:style-name="T6">iterated</text:span></text:span><text:span text:style-name="Source_20_Text"><text:span text:style-name="T5"> {</text:span></text:span></text:p>
      <text:p text:style-name="Source_20_Code_20_Box"><text:span text:style-name="Source_20_Text"><text:s text:c="8"/></text:span><text:span text:style-name="Source_20_Text"><text:span text:style-name="T5">x </text:span></text:span><text:span text:style-name="Source_20_Text"><text:span text:style-name="T4">-:Subtree-&gt;</text:span></text:span><text:span text:style-name="Source_20_Text"><text:span text:style-name="T5"> lst</text:span></text:span><text:span text:style-name="Source_20_Text"><text:span text:style-name="T8">:List</text:span></text:span><text:span text:style-name="Source_20_Text"><text:span text:style-name="T5">;</text:span></text:span></text:p>
      <text:p text:style-name="Source_20_Code_20_Box"><text:span text:style-name="Source_20_Text"><text:s text:c="8"/></text:span><text:span text:style-name="Source_20_Text"><text:span text:style-name="T6">iterated</text:span></text:span><text:span text:style-name="Source_20_Text"><text:span text:style-name="T5"> {</text:span></text:span></text:p>
      <text:p text:style-name="Source_20_Code_20_Box"><text:span text:style-name="Source_20_Text"><text:s text:c="12"/></text:span><text:span text:style-name="Source_20_Text"><text:span text:style-name="T5">lst </text:span></text:span><text:span text:style-name="Source_20_Text"><text:span text:style-name="T4">-:ListElt-&gt;</text:span></text:span><text:span text:style-name="Source_20_Text"><text:span text:style-name="T5"> </text:span></text:span><text:span text:style-name="Source_20_Text"><text:span text:style-name="T8">:ListNode</text:span></text:span><text:span text:style-name="Source_20_Text"><text:span text:style-name="T5"> </text:span></text:span><text:span text:style-name="Source_20_Text"><text:span text:style-name="T4">-:ListValue-&gt;</text:span></text:span><text:span text:style-name="Source_20_Text"><text:span text:style-name="T5"> y</text:span></text:span><text:span text:style-name="Source_20_Text"><text:span text:style-name="T8">:ScAstNode</text:span></text:span><text:span text:style-name="Source_20_Text"><text:span text:style-name="T5">;</text:span></text:span></text:p>
      <text:p text:style-name="Source_20_Code_20_Box"><text:span text:style-name="Source_20_Text"><text:s text:c="12"/></text:span><text:span text:style-name="Source_20_Text"><text:span text:style-name="T5">ise</text:span></text:span><text:span text:style-name="Source_20_Text"><text:span text:style-name="T8">:iteratedSetEnclosing</text:span></text:span><text:span text:style-name="Source_20_Text"><text:span text:style-name="T5">(y, fcn);</text:span></text:span></text:p>
      <text:p text:style-name="Source_20_Code_20_Box"><text:span text:style-name="Source_20_Text"><text:s text:c="12"/></text:span><text:span text:style-name="Source_20_Text"><text:span text:style-name="T6">modify</text:span></text:span><text:span text:style-name="Source_20_Text"><text:span text:style-name="T5"> { ise(); }</text:span></text:span></text:p>
      <text:p text:style-name="Source_20_Code_20_Box"><text:span text:style-name="Source_20_Text"><text:s text:c="8"/></text:span><text:span text:style-name="Source_20_Text"><text:span text:style-name="T5">}</text:span></text:span></text:p>
      <text:p text:style-name="Source_20_Code_20_Box"><text:span text:style-name="Source_20_Text"><text:s text:c="8"/></text:span><text:span text:style-name="Source_20_Text"><text:span text:style-name="T6">modify</text:span></text:span><text:span text:style-name="Source_20_Text"><text:span text:style-name="T5"> { }</text:span></text:span></text:p>
      <text:p text:style-name="Source_20_Code_20_Box"><text:span text:style-name="Source_20_Text"><text:s text:c="4"/></text:span><text:span text:style-name="Source_20_Text"><text:span text:style-name="T5">}</text:span></text:span></text:p>
      <text:p text:style-name="Source_20_Code_20_Box"><text:span text:style-name="Source_20_Text"><text:s text:c="4"/></text:span><text:span text:style-name="Source_20_Text"><text:span text:style-name="T6">modify</text:span></text:span><text:span text:style-name="Source_20_Text"><text:span text:style-name="T5"> { x </text:span></text:span><text:span text:style-name="Source_20_Text"><text:span text:style-name="T4">-:EnclosingFcn-&gt;</text:span></text:span><text:span text:style-name="Source_20_Text"><text:span text:style-name="T5"> fcn; }</text:span></text:span></text:p>
      <text:p text:style-name="Source_20_Code_20_Box"><text:span text:style-name="Source_20_Text">}</text:span></text:p>
      <text:p text:style-name="Text_20_body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family-generic="modern" style:font-pitch="fixed"/>
    <style:font-face style:name="Droid Sans Mono" svg:font-family="'Droid Sans Mono'" style:font-adornments="Regular" style:font-family-generic="swiss" style:font-pitch="fixed"/>
    <style:font-face style:name="Linux Libertine" svg:font-family="'Linux Libertine'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roid Sans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/>
      <style:text-properties style:font-name="Droid Serif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style:page-number="auto" fo:padding="0cm" fo:border-left="none" fo:border-right="none" fo:border-top="none" fo:border-bottom="0.018cm solid #999999" style:shadow="none"/>
      <style:text-properties style:font-name="Droid Serif" fo:font-size="20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/>
      <style:text-properties style:font-name="Droid Serif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.101cm"/>
      <style:text-properties style:font-name="Droid Serif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shadow="none">
        <style:tab-stops/>
      </style:paragraph-properties>
      <style:text-properties style:font-name="Droid Sans" fo:font-size="10pt" style:font-name-asian="Andale Mono" style:font-size-asian="10pt" style:font-name-complex="Andale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ource_20_Code_20_Box" style:display-name="Source Code Box" style:family="paragraph" style:master-page-name="">
      <style:paragraph-properties fo:margin-left="2cm" fo:margin-right="2cm" fo:text-indent="0cm" style:auto-text-indent="false" style:page-number="auto" fo:background-color="#e6e6e6" fo:padding="0cm" fo:border="none" style:shadow="none">
        <style:background-image/>
      </style:paragraph-properties>
      <style:text-properties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roid Sans Mono" fo:font-size="9pt" fo:background-color="transparent" style:font-name-asian="Andale Mono" style:font-size-asian="10.5pt" style:font-name-complex="Andale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6T14:59:34</meta:creation-date>
    <meta:editing-duration>PT04H05M13S</meta:editing-duration>
    <meta:editing-cycles>26</meta:editing-cycles>
    <meta:generator>OpenOffice.org/3.1$Unix OpenOffice.org_project/310m21$Build-9319</meta:generator>
    <dc:date>2010-05-27T16:10:30</dc:date>
    <meta:document-statistic meta:table-count="0" meta:image-count="0" meta:object-count="0" meta:page-count="4" meta:paragraph-count="51" meta:word-count="272" meta:character-count="2184"/>
    <meta:template xlink:type="simple" xlink:actuate="onRequest" xlink:title="template" xlink:href="../../../../all_documents/2010-01/template.ott" meta:date="2010-05-26T14:59:34"/>
  </office:meta>
</office:document-meta>
</file>